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6pt" fo:font-weight="bold" officeooo:rsid="0016bfad" officeooo:paragraph-rsid="0016bfa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Mono" fo:font-size="14pt" fo:font-style="italic" officeooo:rsid="000cdbb7" officeooo:paragraph-rsid="0016bfad" style:font-size-asian="14pt" style:font-style-asian="italic" style:font-size-complex="14pt" style:font-style-complex="italic"/>
    </style:style>
    <style:style style:name="P3" style:family="paragraph" style:parent-style-name="Preformatted_20_Text">
      <style:text-properties style:font-name="Liberation Mono" fo:font-size="14pt" fo:font-weight="bold" officeooo:rsid="00132433" officeooo:paragraph-rsid="0016bfa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Mono" fo:font-size="14pt" fo:font-weight="bold" officeooo:rsid="00132433" officeooo:paragraph-rsid="001a093f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Mono" officeooo:rsid="000cdbb7" officeooo:paragraph-rsid="0016bfad"/>
    </style:style>
    <style:style style:name="P6" style:family="paragraph" style:parent-style-name="Preformatted_20_Text">
      <style:text-properties style:font-name="Liberation Mono" fo:font-size="12pt" fo:font-weight="normal" officeooo:rsid="000cdbb7" officeooo:paragraph-rsid="0016bfad" style:font-size-asian="12pt" style:font-weight-asian="normal" style:font-size-complex="12pt" style:font-weight-complex="normal"/>
    </style:style>
    <style:style style:name="P7" style:family="paragraph" style:parent-style-name="Preformatted_20_Text">
      <loext:graphic-properties draw:fill="none"/>
      <style:paragraph-properties fo:margin-left="0.3118in" fo:margin-right="0in" fo:margin-top="0in" fo:margin-bottom="0in" loext:contextual-spacing="false" fo:text-indent="0in" style:auto-text-indent="false" fo:background-color="transparent"/>
      <style:text-properties style:font-name="Liberation Mono" fo:font-size="10pt" fo:font-style="normal" fo:font-weight="normal" officeooo:rsid="006530a3" officeooo:paragraph-rsid="0016bfa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Liberation Mono" fo:font-size="14pt" fo:font-style="normal" fo:font-weight="bold" officeooo:rsid="0016bfad" officeooo:paragraph-rsid="0016bfa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style="normal" fo:font-weight="normal" officeooo:rsid="006530a3" officeooo:paragraph-rsid="001a093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6bfad" style:font-size-asian="10pt" style:font-weight-asian="normal" style:font-size-complex="10pt" style:font-weight-complex="normal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a093f" style:font-size-asian="10pt" style:font-weight-asian="normal" style:font-size-complex="10pt" style:font-weight-complex="normal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7f42e" officeooo:paragraph-rsid="0017f42e" style:font-size-asian="10pt" style:font-weight-asian="normal" style:font-size-complex="10pt" style:font-weight-complex="normal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officeooo:paragraph-rsid="0017f42e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officeooo:paragraph-rsid="001a093f"/>
    </style:style>
    <style:style style:name="P15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16bfad" style:font-size-asian="10pt" style:font-weight-asian="normal" style:font-size-complex="10pt" style:font-weight-complex="normal"/>
    </style:style>
    <style:style style:name="P16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1a093f" style:font-size-asian="10pt" style:font-weight-asian="normal" style:font-size-complex="10pt" style:font-weight-complex="normal"/>
    </style:style>
    <style:style style:name="P17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1d7a5c" style:font-size-asian="10pt" style:font-weight-asian="normal" style:font-size-complex="10pt" style:font-weight-complex="normal"/>
    </style:style>
    <style:style style:name="P18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1f01e1" style:font-size-asian="10pt" style:font-weight-asian="normal" style:font-size-complex="10pt" style:font-weight-complex="normal"/>
    </style:style>
    <style:style style:name="P19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Liberation Mono" fo:font-size="14pt" fo:font-style="normal" fo:font-weight="bold" officeooo:rsid="001a093f" officeooo:paragraph-rsid="001a093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fo:color="#000000" style:font-name="DejaVu Sans Mono" fo:font-size="10pt" fo:font-style="normal" officeooo:rsid="0017f42e" officeooo:paragraph-rsid="0017f42e" style:font-size-asian="10pt" style:font-style-asian="normal" style:font-size-complex="10pt" style:font-style-complex="normal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fo:color="#000000" style:font-name="DejaVu Sans Mono" fo:font-size="10pt" fo:font-style="normal" officeooo:rsid="0019130f" officeooo:paragraph-rsid="0017f42e" style:font-size-asian="10pt" style:font-style-asian="normal" style:font-size-complex="10pt" style:font-style-complex="normal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fo:color="#000000" style:font-name="DejaVu Sans Mono" fo:font-size="10pt" fo:font-style="normal" officeooo:rsid="001a093f" officeooo:paragraph-rsid="001a093f" style:font-size-asian="10pt" style:font-style-asian="normal" style:font-size-complex="10pt" style:font-style-complex="normal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6bfad" style:font-size-asian="10pt" style:font-weight-asian="normal" style:font-size-complex="10pt" style:font-weight-complex="normal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d7a5c" style:font-size-asian="10pt" style:font-weight-asian="normal" style:font-size-complex="10pt" style:font-weight-complex="normal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1f01e1" style:font-size-asian="10pt" style:font-weight-asian="normal" style:font-size-complex="10pt" style:font-weight-complex="normal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20a7e8" style:font-size-asian="10pt" style:font-weight-asian="normal" style:font-size-complex="10pt" style:font-weight-complex="normal"/>
    </style:style>
    <style:style style:name="P2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style="normal" fo:font-weight="normal" officeooo:rsid="006530a3" officeooo:paragraph-rsid="001f01e1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officeooo:paragraph-rsid="001f01e1"/>
    </style:style>
    <style:style style:name="P29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Liberation Mono" fo:font-size="14pt" fo:font-style="normal" fo:font-weight="bold" officeooo:rsid="001f01e1" officeooo:paragraph-rsid="001f01e1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Preformatted_20_Text">
      <style:text-properties style:font-name="Liberation Mono" fo:font-size="14pt" fo:font-weight="bold" officeooo:rsid="00132433" officeooo:paragraph-rsid="001d7a5c" style:font-size-asian="14pt" style:font-weight-asian="bold" style:font-size-complex="14pt" style:font-weight-complex="bold"/>
    </style:style>
    <style:style style:name="P31" style:family="paragraph" style:parent-style-name="Preformatted_20_Text">
      <loext:graphic-properties draw:fill="none"/>
      <style:paragraph-properties fo:margin-left="0.3118in" fo:margin-right="0in" fo:margin-top="0in" fo:margin-bottom="0in" loext:contextual-spacing="false" fo:text-indent="0in" style:auto-text-indent="false" fo:background-color="transparent"/>
      <style:text-properties style:font-name="Liberation Mono" fo:font-size="10pt" fo:font-style="normal" fo:font-weight="normal" officeooo:rsid="006530a3" officeooo:paragraph-rsid="0016bfad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6bfad"/>
    </style:style>
    <style:style style:name="T2" style:family="text">
      <style:text-properties fo:font-style="normal" officeooo:rsid="006530a3" style:font-style-asian="normal" style:font-style-complex="normal"/>
    </style:style>
    <style:style style:name="T3" style:family="text">
      <style:text-properties fo:font-style="normal" officeooo:rsid="0016bfad" style:font-style-asian="normal" style:font-style-complex="normal"/>
    </style:style>
    <style:style style:name="T4" style:family="text">
      <style:text-properties fo:font-style="normal" officeooo:rsid="0065b813" style:font-style-asian="normal" style:font-style-complex="normal"/>
    </style:style>
    <style:style style:name="T5" style:family="text">
      <style:text-properties fo:font-style="normal" officeooo:rsid="001bd4b7" style:font-style-asian="normal" style:font-style-complex="normal"/>
    </style:style>
    <style:style style:name="T6" style:family="text">
      <style:text-properties fo:font-style="normal" officeooo:rsid="001d7a5c" style:font-style-asian="normal" style:font-style-complex="normal"/>
    </style:style>
    <style:style style:name="T7" style:family="text">
      <style:text-properties fo:font-style="normal" officeooo:rsid="001f01e1" style:font-style-asian="normal" style:font-style-complex="normal"/>
    </style:style>
    <style:style style:name="T8" style:family="text">
      <style:text-properties fo:font-style="normal" officeooo:rsid="001f087b" style:font-style-asian="normal" style:font-style-complex="normal"/>
    </style:style>
    <style:style style:name="T9" style:family="text">
      <style:text-properties fo:font-style="normal" officeooo:rsid="00209fc5" style:font-style-asian="normal" style:font-style-complex="normal"/>
    </style:style>
    <style:style style:name="T10" style:family="text">
      <style:text-properties fo:font-style="normal" officeooo:rsid="0020a7e8" style:font-style-asian="normal" style:font-style-complex="normal"/>
    </style:style>
    <style:style style:name="T11" style:family="text">
      <style:text-properties fo:font-weight="normal" officeooo:rsid="0017f42e" style:font-size-asian="10pt" style:font-weight-asian="normal" style:font-size-complex="10pt" style:font-weight-complex="normal"/>
    </style:style>
    <style:style style:name="T12" style:family="text">
      <style:text-properties fo:font-style="italic" officeooo:rsid="001bd4b7" style:font-style-asian="italic" style:font-style-complex="italic"/>
    </style:style>
    <style:style style:name="T13" style:family="text">
      <style:text-properties fo:font-style="italic" officeooo:rsid="001f01e1" style:font-style-asian="italic" style:font-style-complex="italic"/>
    </style:style>
    <style:style style:name="T14" style:family="text">
      <style:text-properties fo:font-style="italic" officeooo:rsid="00209fc5" style:font-style-asian="italic" style:font-style-complex="italic"/>
    </style:style>
    <style:style style:name="T15" style:family="text">
      <style:text-properties fo:color="#000000" style:font-name="DejaVu Sans Mono" fo:font-style="italic" style:font-size-asian="10pt" style:font-style-asian="italic" style:font-size-complex="10pt" style:font-style-complex="italic"/>
    </style:style>
    <style:style style:name="T16" style:family="text">
      <style:text-properties fo:color="#000000" style:font-name="DejaVu Sans Mono" fo:font-style="italic" officeooo:rsid="0017f42e" style:font-size-asian="10pt" style:font-style-asian="italic" style:font-size-complex="10pt" style:font-style-complex="italic"/>
    </style:style>
    <style:style style:name="T17" style:family="text">
      <style:text-properties fo:color="#000000" style:font-name="DejaVu Sans Mono" fo:font-style="italic" officeooo:rsid="0019130f" style:font-size-asian="10pt" style:font-style-asian="italic" style:font-size-complex="10pt" style:font-style-complex="italic"/>
    </style:style>
    <style:style style:name="T18" style:family="text">
      <style:text-properties fo:color="#000000" style:font-name="DejaVu Sans Mono" fo:font-style="italic" officeooo:rsid="001a093f" style:font-size-asian="10pt" style:font-style-asian="italic" style:font-size-complex="10pt" style:font-style-complex="italic"/>
    </style:style>
    <style:style style:name="T19" style:family="text">
      <style:text-properties fo:color="#000000" style:font-name="DejaVu Sans Mono" fo:font-style="italic" officeooo:rsid="001a093f" style:font-style-asian="italic" style:font-style-complex="italic"/>
    </style:style>
    <style:style style:name="T20" style:family="text">
      <style:text-properties fo:color="#000000" style:font-name="DejaVu Sans Mono" fo:font-style="italic" officeooo:rsid="001d7a5c" style:font-style-asian="italic" style:font-style-complex="italic"/>
    </style:style>
    <style:style style:name="T21" style:family="text">
      <style:text-properties fo:color="#000000" style:font-name="DejaVu Sans Mono" fo:font-style="italic" officeooo:rsid="001f01e1" style:font-style-asian="italic" style:font-style-complex="italic"/>
    </style:style>
    <style:style style:name="T22" style:family="text">
      <style:text-properties fo:color="#000000" style:font-name="DejaVu Sans Mono" fo:font-style="italic" officeooo:rsid="0020a7e8" style:font-style-asian="italic" style:font-style-complex="italic"/>
    </style:style>
    <style:style style:name="T23" style:family="text">
      <style:text-properties fo:color="#000000" style:font-name="DejaVu Sans Mono" fo:font-style="normal" officeooo:rsid="0017f42e" style:font-size-asian="10pt" style:font-style-asian="normal" style:font-size-complex="10pt" style:font-style-complex="normal"/>
    </style:style>
    <style:style style:name="T24" style:family="text">
      <style:text-properties fo:color="#000000" style:font-name="DejaVu Sans Mono" fo:font-style="normal" officeooo:rsid="0019130f" style:font-size-asian="10pt" style:font-style-asian="normal" style:font-size-complex="10pt" style:font-style-complex="normal"/>
    </style:style>
    <style:style style:name="T25" style:family="text">
      <style:text-properties fo:color="#000000" style:font-name="DejaVu Sans Mono" fo:font-style="normal" officeooo:rsid="001a093f" style:font-size-asian="10pt" style:font-style-asian="normal" style:font-size-complex="10pt" style:font-style-complex="normal"/>
    </style:style>
    <style:style style:name="T26" style:family="text">
      <style:text-properties fo:color="#000000" style:font-name="DejaVu Sans Mono" fo:font-style="normal" officeooo:rsid="001a093f" style:font-style-asian="normal" style:font-style-complex="normal"/>
    </style:style>
    <style:style style:name="T27" style:family="text">
      <style:text-properties fo:color="#000000" style:font-name="DejaVu Sans Mono" fo:font-style="normal" officeooo:rsid="001d7a5c" style:font-style-asian="normal" style:font-style-complex="normal"/>
    </style:style>
    <style:style style:name="T28" style:family="text">
      <style:text-properties fo:color="#000000" style:font-name="DejaVu Sans Mono" fo:font-style="normal" officeooo:rsid="001f01e1" style:font-style-asian="normal" style:font-style-complex="normal"/>
    </style:style>
    <style:style style:name="T29" style:family="text">
      <style:text-properties fo:color="#000000" style:font-name="DejaVu Sans Mono" fo:font-style="normal" officeooo:rsid="0020a7e8" style:font-style-asian="normal" style:font-style-complex="normal"/>
    </style:style>
    <style:style style:name="T30" style:family="text">
      <style:text-properties officeooo:rsid="001a093f"/>
    </style:style>
    <style:style style:name="T31" style:family="text">
      <style:text-properties officeooo:rsid="001bd4b7"/>
    </style:style>
    <style:style style:name="T32" style:family="text">
      <style:text-properties officeooo:rsid="001d7a5c"/>
    </style:style>
    <style:style style:name="T33" style:family="text">
      <style:text-properties officeooo:rsid="001f01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ΝΑΠΤΥΞΗ ΛΟΓΙΣΜΙΚΟΥ </text:p>
      <text:p text:style-name="P1">ΓΙΑ ΔΙΚΤΥΑ ΤΗΛΕΠΙΚΟΙΝΩΝΙΩΝ</text:p>
      <text:p text:style-name="P1"/>
      <text:p text:style-name="P2"><text:span text:style-name="T1">ΦΑΣΗ</text:span> – <text:span text:style-name="T1">1η</text:span> – <text:s/><text:span text:style-name="T32">Backhaul Server</text:span></text:p>
      <text:p text:style-name="P5"/>
      <text:p text:style-name="P6">Ονοματεπώνυμο: Ζωγόπουλος Ζώης</text:p>
      <text:p text:style-name="P6">ΑΜ: 1115200600257</text:p>
      <text:p text:style-name="P6"/>
      <text:p text:style-name="P6"/>
      <text:p text:style-name="P3">Γενικά – Οργάνωση</text:p>
      <text:p text:style-name="P3"/>
      <text:p text:style-name="P15"><text:tab/>Ο <text:span text:style-name="T32">backhaul server</text:span> περιλαμβάνει το package <text:span text:style-name="T32">backhaul</text:span>.server με τα εξής java <text:tab/>αρχεία:</text:p>
      <text:p text:style-name="P10"><text:tab/><text:tab/><text:span text:style-name="T1">Main.java</text:span></text:p>
      <text:p text:style-name="P10"><text:tab/><text:tab/><text:span text:style-name="T32">BackhaulSocket.java</text:span></text:p>
      <text:p text:style-name="P10"><text:tab/><text:tab/><text:span text:style-name="T32">BackhaulSocketServer.java</text:span></text:p>
      <text:p text:style-name="P10"><text:tab/><text:tab/><text:span text:style-name="T32">DataExtraction.java</text:span></text:p>
      <text:p text:style-name="P10"><text:tab/><text:tab/><text:span text:style-name="T32">Entropy.java</text:span></text:p>
      <text:p text:style-name="P24"><text:span text:style-name="T2"><text:tab/>Επίσης στο directory </text:span><text:span text:style-name="T6">Backhaul_Server</text:span><text:span text:style-name="T3"> του project, </text:span><text:span text:style-name="T2">υπάρχει </text:span><text:span text:style-name="T3">το</text:span><text:span text:style-name="T2"> αρχεί</text:span><text:span text:style-name="T3">ο</text:span><text:span text:style-name="T2"> </text:span><text:span text:style-name="T4">R</text:span><text:span text:style-name="T2">eadme</text:span></text:p>
      <text:p text:style-name="P24"><text:span text:style-name="T2"><text:tab/></text:span><text:span text:style-name="T6">και το αρχείο Backhaul_Server.iml</text:span><text:span text:style-name="T3"> που περιέχει τα απαιτούμενα dependencies</text:span><text:span text:style-name="T2">.</text:span></text:p>
      <text:p text:style-name="P7"/>
      <text:p text:style-name="P7"/>
      <text:p text:style-name="P29">EEG Data Extraction</text:p>
      <text:p text:style-name="P30"/>
      <text:p text:style-name="P17"><text:tab/><text:span text:style-name="T27">Ο backhaul server, αρχικά είναι υπεύθυνος για την ανάπτυξη του </text:span><text:span text:style-name="T20">training set</text:span></text:p>
      <text:p text:style-name="P25"><text:span text:style-name="T20"><text:tab/>μοντέλου</text:span><text:span text:style-name="T27">, το οποίο στην συνέχεια θα αποσταλεί στον edge server. Για κάθε </text:span></text:p>
      <text:p text:style-name="P25"><text:span text:style-name="T27"><text:tab/></text:span><text:span text:style-name="T28">κανάλι κάθε</text:span><text:span text:style-name="T27"> csv αρχεί</text:span><text:span text:style-name="T28">ου</text:span><text:span text:style-name="T27"> στον φάκελο </text:span><text:span text:style-name="T20">Training Set</text:span><text:span text:style-name="T27"> υπολογίζεται η εντροπία.</text:span></text:p>
      <text:p text:style-name="P25"><text:span text:style-name="T27"><text:tab/></text:span><text:span text:style-name="T28">Στην συνέχεια, οι τιμές των εντροπιών, μαζί με το όνομα του πειράματος </text:span></text:p>
      <text:p text:style-name="P25"><text:span text:style-name="T28"><text:tab/></text:span><text:span text:style-name="T21">Eyes Opened</text:span><text:span text:style-name="T28"> ή </text:span><text:span text:style-name="T21">Eyes Closed</text:span><text:span text:style-name="T28">, γράφονται στο αρχείο </text:span><text:span text:style-name="T21">training_set.csv. </text:span><text:span text:style-name="T28">Μόλις </text:span></text:p>
      <text:p text:style-name="P25"><text:span text:style-name="T28"><text:tab/>αποθηκευτούν όλα τα πειράματα, το αρχείο είναι έτοιμο για αποστολή στον </text:span></text:p>
      <text:p text:style-name="P26"><text:span text:style-name="T28"><text:tab/>edge server. </text:span><text:span text:style-name="T26">Για την υλοποίηση </text:span><text:span text:style-name="T29">του DataExtraction, χρησιμοποιήθηκε η </text:span></text:p>
      <text:p text:style-name="P26"><text:span text:style-name="T29"><text:tab/>βιβλιοθήκη </text:span><text:span text:style-name="T22">MIToolboxJava</text:span><text:span text:style-name="T29"> </text:span><text:span text:style-name="T26">και το JavaSDK.</text:span></text:p>
      <text:p text:style-name="P25"><text:span text:style-name="T28"/></text:p>
      <text:p text:style-name="P25"><text:span text:style-name="T28"/></text:p>
      <text:p text:style-name="P8">Websocket <text:span text:style-name="T32">Server</text:span></text:p>
      <text:p text:style-name="P3"/>
      <text:p text:style-name="P18"><text:tab/><text:span text:style-name="T33">Μετά την δημιουργία του αρχείου </text:span><text:span text:style-name="T13">training_set.csv,</text:span><text:span text:style-name="T7"> ο backhaul server </text:span></text:p>
      <text:p text:style-name="P25"><text:span text:style-name="T7"><text:tab/>αρχικοποιεί τον websocket server </text:span><text:span text:style-name="T8">και περιμένει τον edge server να συνδεθεί </text:span></text:p>
      <text:p text:style-name="P25"><text:span text:style-name="T8"><text:tab/>στο websocket. Μέσω του annotation @OnWebSocketConnect </text:span><text:span text:style-name="T9">ενημερώνεται για την </text:span></text:p>
      <text:p text:style-name="P25"><text:span text:style-name="T9"><text:tab/>νέα σύνδεση και στην συνέχεια μέσω του @OnWebSocketMessage λαμβάνει μηνύματα </text:span></text:p>
      <text:p text:style-name="P25"><text:span text:style-name="T9"><text:tab/>από τον πελάτη του. Αφού λάβει το πρώτο </text:span><text:span text:style-name="T14">“Hello Backhaul Server”</text:span><text:span text:style-name="T9"> μήνυμα από </text:span></text:p>
      <text:p text:style-name="P25"><text:span text:style-name="T9"><text:tab/>τον edge server, στέλνει τα περιεχόμενα του </text:span><text:span text:style-name="T14">training_set.csv</text:span><text:span text:style-name="T9"> αρχείου. Έπειτα </text:span></text:p>
      <text:p text:style-name="P25"><text:span text:style-name="T9"><text:tab/>λαμβάνει τον τερματισμό της σύνδεσης του edge server στο websocket μέσω του </text:span></text:p>
      <text:p text:style-name="P26"><text:span text:style-name="T9"><text:tab/>annotation @OnWebSocketClose </text:span><text:span text:style-name="T10">και τερματίζει τον websocket server. </text:span><text:span text:style-name="T26">Για την</text:span></text:p>
      <text:p text:style-name="P26"><text:span text:style-name="T26"><text:tab/>υλοποίηση του websocket client χρησιμοποιήθηκε η βιβλιοθήκη </text:span></text:p>
      <text:p text:style-name="P26"><text:span text:style-name="T26"><text:tab/></text:span><text:span text:style-name="T19">jetty-runner-9.4.6.v20170531</text:span><text:span text:style-name="T26"> και το JavaSDK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5:53:14.865400681</dc:date>
    <meta:editing-duration>PT10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233" meta:character-count="1765" meta:non-whitespace-character-count="1516"/>
  </office:meta>
</office:document-meta>
</file>